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041in"/>
    </style:style>
    <style:style style:name="TableColumn5" style:family="table-column">
      <style:table-column-properties style:column-width="1.7465in"/>
    </style:style>
    <style:style style:name="TableColumn6" style:family="table-column">
      <style:table-column-properties style:column-width="1.2645in"/>
    </style:style>
    <style:style style:name="TableColumn7" style:family="table-column">
      <style:table-column-properties style:column-width="1.6777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olumn54" style:family="table-column">
      <style:table-column-properties style:column-width="1.9777in"/>
    </style:style>
    <style:style style:name="TableColumn55" style:family="table-column">
      <style:table-column-properties style:column-width="1.6645in"/>
    </style:style>
    <style:style style:name="TableColumn56" style:family="table-column">
      <style:table-column-properties style:column-width="1.0708in"/>
    </style:style>
    <style:style style:name="TableColumn57" style:family="table-column">
      <style:table-column-properties style:column-width="1.5798in"/>
    </style:style>
    <style:style style:name="Table53" style:family="table">
      <style:table-properties style:width="6.293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font-weight="bold" style:font-weight-asian="bold"/>
    </style:style>
    <style:style style:name="TableCell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4" style:parent-style-name="Standard" style:family="paragraph">
      <style:paragraph-properties fo:text-align="center"/>
      <style:text-properties fo:font-weight="bold" style:font-weight-asian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Absatz-Standardschriftart" style:family="text">
      <style:text-properties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80" style:parent-style-name="Standard" style:family="paragraph">
      <style:paragraph-properties fo:text-align="center"/>
    </style:style>
    <style:style style:name="T81" style:parent-style-name="Absatz-Standardschriftart" style:family="text">
      <style:text-properties style:font-name-complex="Calibri" style:font-weight-complex="bold" fo:color="#0000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91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92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93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Schichtplanverwaltung</text:p>
      <text:p text:style-name="P2"/>
      <text:p text:style-name="Standard">1. Testnummer: Schicht - 1</text:p>
      <text:p text:style-name="Standard">2. Datum: 26.6.2016</text:p>
      <text:p text:style-name="Standard">3. Zu testende Klassen:<text:s/>SchichtBearbeitenFrame, SchichtplanungsFrame, SchichtTag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eue Schicht anlegen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chicht einsehe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n Mitarbeiter angeben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Schichten lösche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Standard"/>
      <text:p text:style-name="Standard">5. Nichtfunktionale Anforderungen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Testfall</text:p>
          </table:table-cell>
          <table:table-cell table:style-name="TableCell61">
            <text:p text:style-name="P62">erfolgreich</text:p>
          </table:table-cell>
          <table:table-cell table:style-name="TableCell63">
            <text:p text:style-name="P64">nicht erfolgreich</text:p>
          </table:table-cell>
          <table:table-cell table:style-name="TableCell65">
            <text:p text:style-name="P66">Anmerkungen</text:p>
          </table:table-cell>
        </table:table-row>
        <table:table-row table:style-name="TableRow67">
          <table:table-cell table:style-name="TableCell68">
            <text:p text:style-name="P69"><text:span text:style-name="T70">Funktionale Anforderung F-2: Kalenderfunktionen</text:span></text:p>
          </table:table-cell>
          <table:table-cell table:style-name="TableCell71">
            <text:p text:style-name="P72">x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edienbarkeitsanforderung<text:s/></text:p>
            <text:p text:style-name="P80"><text:span text:style-name="T81">U-3: Lesbar</text:span></text:p>
          </table:table-cell>
          <table:table-cell table:style-name="TableCell82">
            <text:p text:style-name="P83">x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h text:style-name="P90" text:outline-level="3">Bedienbarkeitsanforderung<text:s/></text:h>
            <text:h text:style-name="P91" text:outline-level="3"><text:span text:style-name="T92">U-2: Selbsterklärend</text:span></text:h>
            <text:p text:style-name="P93"/>
          </table:table-cell>
          <table:table-cell table:style-name="TableCell94">
            <text:p text:style-name="P95">x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1:35:00Z</meta:creation-date>
    <dc:date>2016-07-08T12:06:00Z</dc:date>
    <meta:template xlink:href="Normal.dotm" xlink:type="simple"/>
    <meta:editing-cycles>4</meta:editing-cycles>
    <meta:editing-duration>PT0S</meta:editing-duration>
    <meta:document-statistic meta:page-count="1" meta:paragraph-count="1" meta:word-count="82" meta:character-count="603" meta:row-count="4" meta:non-whitespace-character-count="522"/>
  </office:meta>
</office:document-meta>
</file>